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419cm" svg:height="11.666cm" svg:x="0.391cm" svg:y="4.022cm">
            <draw:object draw:notify-on-update-of-ranges="Feuille1.A2:Feuille1.A6 Feuille1.B1:Feuille1.B1 Feuille1.B2:Feuille1.B6 Feuille1.C1:Feuille1.C1 Feuille1.C2:Feuille1.C6 Feuille1.D1:Feuille1.D1 Feuille1.D2:Feuille1.D6 Feuille1.E1:Feuille1.E1 Feuille1.E2:Feuille1.E6 Feuille1.F1:Feuille1.F1 Feuille1.F2:Feuille1.F6 Feuille1.G1:Feuille1.G1 Feuille1.G2:Feuille1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table:style-name="Default" office:value-type="string" calcext:value-type="string">
            <text:p>synchronized unbounded</text:p>
          </table:table-cell>
          <table:table-cell office:value-type="string" calcext:value-type="string">
            <text:p>unbounded concurrent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real threads</text:p>
          </table:table-cell>
          <table:table-cell office:value-type="string" calcext:value-type="string">
            <text:p>actors with green threads</text:p>
          </table:table-cell>
        </table:table-row>
        <table:table-row table:style-name="ro1">
          <table:table-cell office:value-type="string" calcext:value-type="string">
            <text:p><text:s/>10000 x 1</text:p>
          </table:table-cell>
          <table:table-cell table:style-name="ce1" office:value-type="float" office:value="10216591.7449939" calcext:value-type="float">
            <text:p>1,02E+007</text:p>
          </table:table-cell>
          <table:table-cell office:value-type="string" calcext:value-type="string">
            <text:p><text:s/>Did not finish</text:p>
          </table:table-cell>
          <table:table-cell table:style-name="ce1" office:value-type="float" office:value="10350895.352448" calcext:value-type="float">
            <text:p>1,04E+007</text:p>
          </table:table-cell>
          <table:table-cell table:style-name="ce1" office:value-type="float" office:value="9711566.47567253" calcext:value-type="float">
            <text:p>9,71E+006</text:p>
          </table:table-cell>
          <table:table-cell office:value-type="float" office:value="7095217.82318717" calcext:value-type="float">
            <text:p>7095217,82318717</text:p>
          </table:table-cell>
          <table:table-cell table:style-name="ce1" office:value-type="float" office:value="7776654.48324131" calcext:value-type="float">
            <text:p>7,78E+006</text:p>
          </table:table-cell>
        </table:table-row>
        <table:table-row table:style-name="ro1">
          <table:table-cell table:style-name="ce1" office:value-type="string" calcext:value-type="string">
            <text:p><text:s/>1000 x 10</text:p>
          </table:table-cell>
          <table:table-cell table:style-name="ce1" office:value-type="float" office:value="22371364.6532438" calcext:value-type="float">
            <text:p>2,24E+007</text:p>
          </table:table-cell>
          <table:table-cell office:value-type="float" office:value="7558578.98715042" calcext:value-type="float">
            <text:p>7,56E+006</text:p>
          </table:table-cell>
          <table:table-cell table:style-name="ce1" office:value-type="float" office:value="22624434.3891403" calcext:value-type="float">
            <text:p>2,26E+007</text:p>
          </table:table-cell>
          <table:table-cell table:style-name="ce1" office:value-type="float" office:value="25706940.874036" calcext:value-type="float">
            <text:p>2,57E+007</text:p>
          </table:table-cell>
          <table:table-cell table:style-name="ce1" office:value-type="float" office:value="17361111.1111111" calcext:value-type="float">
            <text:p>1,74E+007</text:p>
          </table:table-cell>
          <table:table-cell table:style-name="ce1" office:value-type="float" office:value="19493177.3879142" calcext:value-type="float">
            <text:p>1,95E+007</text:p>
          </table:table-cell>
        </table:table-row>
        <table:table-row table:style-name="ro1">
          <table:table-cell table:style-name="ce1" office:value-type="string" calcext:value-type="string">
            <text:p><text:s/>100 x 1000</text:p>
          </table:table-cell>
          <table:table-cell table:style-name="ce1" office:value-type="float" office:value="19011406.8441065" calcext:value-type="float">
            <text:p>1,90E+007</text:p>
          </table:table-cell>
          <table:table-cell table:style-name="Default" office:value-type="float" office:value="4585052.72810637" calcext:value-type="float">
            <text:p>4585052,72810637</text:p>
          </table:table-cell>
          <table:table-cell table:style-name="ce1" office:value-type="float" office:value="12578616.3522013" calcext:value-type="float">
            <text:p>1,26E+007</text:p>
          </table:table-cell>
          <table:table-cell table:style-name="ce1" office:value-type="float" office:value="24038461.5384615" calcext:value-type="float">
            <text:p>2,40E+007</text:p>
          </table:table-cell>
          <table:table-cell table:style-name="ce1" office:value-type="float" office:value="13908205.8414465" calcext:value-type="float">
            <text:p>1,39E+007</text:p>
          </table:table-cell>
          <table:table-cell table:style-name="ce1" office:value-type="float" office:value="11862396.2040332" calcext:value-type="float">
            <text:p>1,19E+007</text:p>
          </table:table-cell>
        </table:table-row>
        <table:table-row table:style-name="ro1">
          <table:table-cell office:value-type="string" calcext:value-type="string">
            <text:p><text:s/>10 x 100000</text:p>
          </table:table-cell>
          <table:table-cell office:value-type="float" office:value="6060606.06060606" calcext:value-type="float">
            <text:p>6060606,06060606</text:p>
          </table:table-cell>
          <table:table-cell office:value-type="float" office:value="1144426.64225223" calcext:value-type="float">
            <text:p>1,14E+006</text:p>
          </table:table-cell>
          <table:table-cell table:style-name="ce1" office:value-type="float" office:value="2114164.90486258" calcext:value-type="float">
            <text:p>2,11E+006</text:p>
          </table:table-cell>
          <table:table-cell table:style-name="ce1" office:value-type="float" office:value="4297378.59905458" calcext:value-type="float">
            <text:p>4,30E+006</text:p>
          </table:table-cell>
          <table:table-cell table:style-name="ce1" office:value-type="float" office:value="3097893.43246592" calcext:value-type="float">
            <text:p>3,10E+006</text:p>
          </table:table-cell>
          <table:table-cell table:style-name="ce1" office:value-type="float" office:value="2503128.91113892" calcext:value-type="float">
            <text:p>2,50E+006</text:p>
          </table:table-cell>
        </table:table-row>
        <table:table-row table:style-name="ro1">
          <table:table-cell office:value-type="string" calcext:value-type="string">
            <text:p><text:s/>1 x 1000000</text:p>
          </table:table-cell>
          <table:table-cell table:style-name="ce1" office:value-type="float" office:value="708717.22182849" calcext:value-type="float">
            <text:p>7,09E+005</text:p>
          </table:table-cell>
          <table:table-cell office:value-type="float" office:value="167168.171180207" calcext:value-type="float">
            <text:p>1,67E+005</text:p>
          </table:table-cell>
          <table:table-cell office:value-type="float" office:value="309597.523219814" calcext:value-type="float">
            <text:p>309597,523219814</text:p>
          </table:table-cell>
          <table:table-cell table:style-name="ce1" office:value-type="float" office:value="449236.298292902" calcext:value-type="float">
            <text:p>4,49E+005</text:p>
          </table:table-cell>
          <table:table-cell office:value-type="float" office:value="414250.207125104" calcext:value-type="float">
            <text:p>414250,207125104</text:p>
          </table:table-cell>
          <table:table-cell table:style-name="ce1" office:value-type="float" office:value="257731.958762887" calcext:value-type="float">
            <text:p>2,58E+005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ctors with green threads</text:p>
          </table:table-cell>
          <table:table-cell office:value-type="string" calcext:value-type="string">
            <text:p><text:s/>10000 x 1</text:p>
          </table:table-cell>
          <table:table-cell office:value-type="float" office:value="7776654.48324131" calcext:value-type="float">
            <text:p>7,78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ors with green threads</text:p>
          </table:table-cell>
          <table:table-cell office:value-type="string" calcext:value-type="string">
            <text:p><text:s/>1000 x 10</text:p>
          </table:table-cell>
          <table:table-cell office:value-type="float" office:value="19493177.3879142" calcext:value-type="float">
            <text:p>1,95E+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ors with green threads</text:p>
          </table:table-cell>
          <table:table-cell office:value-type="string" calcext:value-type="string">
            <text:p><text:s/>100 x 1000</text:p>
          </table:table-cell>
          <table:table-cell office:value-type="float" office:value="11862396.2040332" calcext:value-type="float">
            <text:p>1,19E+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ors with green threads</text:p>
          </table:table-cell>
          <table:table-cell office:value-type="string" calcext:value-type="string">
            <text:p><text:s/>10 x 100000</text:p>
          </table:table-cell>
          <table:table-cell office:value-type="float" office:value="2503128.91113892" calcext:value-type="float">
            <text:p>2,5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ors with green threads</text:p>
          </table:table-cell>
          <table:table-cell office:value-type="string" calcext:value-type="string">
            <text:p><text:s/>1 x 1000000</text:p>
          </table:table-cell>
          <table:table-cell office:value-type="float" office:value="257731.958762887" calcext:value-type="float">
            <text:p>2,58E+00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22:06:38.710811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8-03T07:40:44.844640909</dc:date>
    <meta:editing-duration>P2DT13H31M52S</meta:editing-duration>
    <meta:editing-cycles>14</meta:editing-cycles>
    <meta:generator>LibreOffice/4.3.7.2$Linux_X86_64 LibreOffice_project/43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802cm" svg:y="4.289cm" style:legend-expansion="high" chart:style-name="ch2"/>
        <chart:plot-area chart:style-name="ch3" table:cell-range-address="Feuille1.A1:Feuille1.G6" chart:data-source-has-labels="both" svg:x="0.548cm" svg:y="0.233cm" svg:width="21.706cm" svg:height="11.201cm">
          <chartooo:coordinate-region svg:x="2.466cm" svg:y="0.432cm" svg:width="19.788cm" svg:height="10.355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bar">
            <chart:data-point chart:repeated="5"/>
          </chart:serie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D2:Feuille1.D6" chart:label-cell-address="Feuille1.D1:Feuille1.D1" chart:class="chart:bar">
            <chart:data-point chart:repeated="5"/>
          </chart:series>
          <chart:series chart:style-name="ch10" chart:values-cell-range-address="Feuille1.E2:Feuille1.E6" chart:label-cell-address="Feuille1.E1:Feuille1.E1" chart:class="chart:bar">
            <chart:data-point chart:repeated="5"/>
          </chart:series>
          <chart:series chart:style-name="ch11" chart:values-cell-range-address="Feuille1.F2:Feuille1.F6" chart:label-cell-address="Feuille1.F1:Feuille1.F1" chart:class="chart:bar">
            <chart:data-point chart:repeated="5"/>
          </chart:series>
          <chart:series chart:style-name="ch12" chart:values-cell-range-address="Feuille1.G2:Feuille1.G6" chart:label-cell-address="Feuille1.G1:Feuille1.G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  <table:table-cell office:value-type="string">
                <text:p>synchronized unbounded</text:p>
                <draw:g>
                  <svg:desc>Feuille1.C1:Feuille1.C1</svg:desc>
                </draw:g>
              </table:table-cell>
              <table:table-cell office:value-type="string">
                <text:p>unbounded concurrent</text:p>
                <draw:g>
                  <svg:desc>Feuille1.D1:Feuille1.D1</svg:desc>
                </draw:g>
              </table:table-cell>
              <table:table-cell office:value-type="string">
                <text:p>Bounded concurrent</text:p>
                <draw:g>
                  <svg:desc>Feuille1.E1:Feuille1.E1</svg:desc>
                </draw:g>
              </table:table-cell>
              <table:table-cell office:value-type="string">
                <text:p>actors real threads</text:p>
                <draw:g>
                  <svg:desc>Feuille1.F1:Feuille1.F1</svg:desc>
                </draw:g>
              </table:table-cell>
              <table:table-cell office:value-type="string">
                <text:p>actors with green threads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000 x 1</text:p>
                <draw:g>
                  <svg:desc>Feuille1.A2:Feuille1.A6</svg:desc>
                </draw:g>
              </table:table-cell>
              <table:table-cell office:value-type="float" office:value="10216591.7449939">
                <text:p>10216591.7449939</text:p>
                <draw:g>
                  <svg:desc>Feuille1.B2:Feuille1.B6</svg:desc>
                </draw:g>
              </table:table-cell>
              <table:table-cell office:value-type="float" office:value="NaN">
                <text:p>NaN</text:p>
                <draw:g>
                  <svg:desc>Feuille1.C2:Feuille1.C6</svg:desc>
                </draw:g>
              </table:table-cell>
              <table:table-cell office:value-type="float" office:value="10350895.352448">
                <text:p>10350895.352448</text:p>
                <draw:g>
                  <svg:desc>Feuille1.D2:Feuille1.D6</svg:desc>
                </draw:g>
              </table:table-cell>
              <table:table-cell office:value-type="float" office:value="9711566.47567253">
                <text:p>9711566.47567253</text:p>
                <draw:g>
                  <svg:desc>Feuille1.E2:Feuille1.E6</svg:desc>
                </draw:g>
              </table:table-cell>
              <table:table-cell office:value-type="float" office:value="7095217.82318717">
                <text:p>7095217.82318717</text:p>
                <draw:g>
                  <svg:desc>Feuille1.F2:Feuille1.F6</svg:desc>
                </draw:g>
              </table:table-cell>
              <table:table-cell office:value-type="float" office:value="7776654.48324131">
                <text:p>7776654.48324131</text:p>
                <draw:g>
                  <svg:desc>Feuille1.G2:Feuille1.G6</svg:desc>
                </draw:g>
              </table:table-cell>
            </table:table-row>
            <table:table-row>
              <table:table-cell office:value-type="string">
                <text:p> 1000 x 10</text:p>
              </table:table-cell>
              <table:table-cell office:value-type="float" office:value="22371364.6532438">
                <text:p>22371364.6532438</text:p>
              </table:table-cell>
              <table:table-cell office:value-type="float" office:value="7558578.98715042">
                <text:p>7558578.98715042</text:p>
              </table:table-cell>
              <table:table-cell office:value-type="float" office:value="22624434.3891403">
                <text:p>22624434.3891403</text:p>
              </table:table-cell>
              <table:table-cell office:value-type="float" office:value="25706940.874036">
                <text:p>25706940.874036</text:p>
              </table:table-cell>
              <table:table-cell office:value-type="float" office:value="17361111.1111111">
                <text:p>17361111.1111111</text:p>
              </table:table-cell>
              <table:table-cell office:value-type="float" office:value="19493177.3879142">
                <text:p>19493177.3879142</text:p>
              </table:table-cell>
            </table:table-row>
            <table:table-row>
              <table:table-cell office:value-type="string">
                <text:p> 100 x 1000</text:p>
              </table:table-cell>
              <table:table-cell office:value-type="float" office:value="19011406.8441065">
                <text:p>19011406.8441065</text:p>
              </table:table-cell>
              <table:table-cell office:value-type="float" office:value="4585052.72810637">
                <text:p>4585052.72810637</text:p>
              </table:table-cell>
              <table:table-cell office:value-type="float" office:value="12578616.3522013">
                <text:p>12578616.3522013</text:p>
              </table:table-cell>
              <table:table-cell office:value-type="float" office:value="24038461.5384615">
                <text:p>24038461.5384615</text:p>
              </table:table-cell>
              <table:table-cell office:value-type="float" office:value="13908205.8414465">
                <text:p>13908205.8414465</text:p>
              </table:table-cell>
              <table:table-cell office:value-type="float" office:value="11862396.2040332">
                <text:p>11862396.2040332</text:p>
              </table:table-cell>
            </table:table-row>
            <table:table-row>
              <table:table-cell office:value-type="string">
                <text:p> 10 x 100000</text:p>
              </table:table-cell>
              <table:table-cell office:value-type="float" office:value="6060606.06060606">
                <text:p>6060606.06060606</text:p>
              </table:table-cell>
              <table:table-cell office:value-type="float" office:value="1144426.64225223">
                <text:p>1144426.64225223</text:p>
              </table:table-cell>
              <table:table-cell office:value-type="float" office:value="2114164.90486258">
                <text:p>2114164.90486258</text:p>
              </table:table-cell>
              <table:table-cell office:value-type="float" office:value="4297378.59905458">
                <text:p>4297378.59905458</text:p>
              </table:table-cell>
              <table:table-cell office:value-type="float" office:value="3097893.43246592">
                <text:p>3097893.43246592</text:p>
              </table:table-cell>
              <table:table-cell office:value-type="float" office:value="2503128.91113892">
                <text:p>2503128.91113892</text:p>
              </table:table-cell>
            </table:table-row>
            <table:table-row>
              <table:table-cell office:value-type="string">
                <text:p> 1 x 1000000</text:p>
              </table:table-cell>
              <table:table-cell office:value-type="float" office:value="708717.22182849">
                <text:p>708717.22182849</text:p>
              </table:table-cell>
              <table:table-cell office:value-type="float" office:value="167168.171180207">
                <text:p>167168.171180207</text:p>
              </table:table-cell>
              <table:table-cell office:value-type="float" office:value="309597.523219814">
                <text:p>309597.523219814</text:p>
              </table:table-cell>
              <table:table-cell office:value-type="float" office:value="449236.298292902">
                <text:p>449236.298292902</text:p>
              </table:table-cell>
              <table:table-cell office:value-type="float" office:value="414250.207125104">
                <text:p>414250.207125104</text:p>
              </table:table-cell>
              <table:table-cell office:value-type="float" office:value="257731.958762887">
                <text:p>257731.958762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